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4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order-bottom="0.06pt dashed #000000" fo:background-color="#dee6ef" fo:border-left="none" fo:border-right="none" fo:border-top="none"/>
    </style:style>
    <style:style style:name="ce38" style:family="table-cell" style:parent-style-name="Default">
      <style:table-cell-properties fo:background-color="#dee6ef" fo:border="none"/>
    </style:style>
    <style:style style:name="ce39" style:family="table-cell" style:parent-style-name="Default">
      <style:table-cell-properties fo:border-bottom="0.74pt dotted #000000" fo:background-color="#000000" fo:border-left="0.74pt solid #000000" fo:border-right="0.74pt dotted #000000" fo:border-top="0.74pt dotted #000000"/>
    </style:style>
    <style:style style:name="ce40" style:family="table-cell" style:parent-style-name="Default">
      <style:table-cell-properties fo:border-bottom="0.74pt dotted #000000" fo:background-color="#729fcf" fo:border-left="0.74pt solid #000000" fo:border-right="0.74pt dotted #000000" fo:border-top="0.74pt dotted #000000"/>
    </style:style>
    <style:style style:name="ce41" style:family="table-cell" style:parent-style-name="Default">
      <style:table-cell-properties fo:border-bottom="0.74pt solid #000000" fo:background-color="#729fcf" fo:border-left="0.74pt solid #000000" fo:border-right="0.74pt dotted #000000" fo:border-top="0.74pt dotted #000000"/>
    </style:style>
    <style:style style:name="ce42" style:family="table-cell" style:parent-style-name="Default">
      <style:table-cell-properties fo:border-bottom="none" fo:border-left="none" fo:border-right="none" fo:border-top="0.74pt double-thin #000000" style:border-line-width-top="0.0071in 0.0016in 0.0071in"/>
    </style:style>
    <style:style style:name="ce43" style:family="table-cell" style:parent-style-name="Default">
      <style:table-cell-properties fo:border-bottom="none" fo:background-color="#dee6ef" fo:border-left="none" fo:border-right="0.74pt double-thin #000000" style:border-line-width-right="0.0071in 0.0016in 0.0071in" fo:border-top="none"/>
    </style:style>
    <style:style style:name="ce44" style:family="table-cell" style:parent-style-name="Default">
      <style:table-cell-properties fo:border-bottom="0.74pt dotted #000000" fo:background-color="#000000" fo:border-left="0.74pt dotted #000000" fo:border-right="0.74pt dash-dot-dot #000000" fo:border-top="0.74pt dotted #000000"/>
    </style:style>
    <style:style style:name="ce45" style:family="table-cell" style:parent-style-name="Default">
      <style:table-cell-properties fo:border-bottom="0.74pt dotted #000000" fo:background-color="#729fcf" fo:border-left="0.74pt dotted #000000" fo:border-right="0.74pt dash-dot-dot #000000" fo:border-top="0.74pt dotted #000000"/>
    </style:style>
    <style:style style:name="ce46" style:family="table-cell" style:parent-style-name="Default">
      <style:table-cell-properties fo:border-bottom="0.74pt solid #000000" fo:background-color="#729fcf" fo:border-left="0.74pt dotted #000000" fo:border-right="0.74pt dash-dot-dot #000000" fo:border-top="0.74pt dotted #000000"/>
    </style:style>
    <style:style style:name="ce47" style:family="table-cell" style:parent-style-name="Default">
      <style:table-cell-properties fo:border-bottom="0.06pt dashed #000000" fo:background-color="#dde8cb" fo:border-left="none" fo:border-right="none" fo:border-top="none"/>
    </style:style>
    <style:style style:name="ce48" style:family="table-cell" style:parent-style-name="Default">
      <style:table-cell-properties fo:background-color="#dde8cb" fo:border="none"/>
    </style:style>
    <style:style style:name="ce49" style:family="table-cell" style:parent-style-name="Default">
      <style:table-cell-properties fo:border-bottom="0.74pt dotted #000000" fo:background-color="#000000" fo:border-left="0.74pt double-thin #000000" style:border-line-width-left="0.0071in 0.0016in 0.0071in" fo:border-right="0.74pt double-thin #000000" style:border-line-width-right="0.0071in 0.0016in 0.0071in" fo:border-top="0.74pt dotted #000000"/>
    </style:style>
    <style:style style:name="ce50" style:family="table-cell" style:parent-style-name="Default">
      <style:table-cell-properties fo:border-bottom="0.74pt dotted #000000" fo:background-color="#81d41a" fo:border-left="0.74pt double-thin #000000" style:border-line-width-left="0.0071in 0.0016in 0.0071in" fo:border-right="0.74pt double-thin #000000" style:border-line-width-right="0.0071in 0.0016in 0.0071in" fo:border-top="0.74pt dotted #000000"/>
    </style:style>
    <style:style style:name="ce51" style:family="table-cell" style:parent-style-name="Default">
      <style:table-cell-properties fo:border-bottom="0.06pt dashed #000000" fo:background-color="#ffffd7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none" fo:background-color="#ffffd7" style:text-align-source="fix" style:repeat-content="false" fo:border-left="0.74pt double-thin #000000" style:border-line-width-left="0.0071in 0.0016in 0.0071in" fo:border-right="0.74pt double-thin #000000" style:border-line-width-right="0.0071in 0.0016in 0.0071in" fo:border-top="none" style:vertical-align="middle"/>
      <style:paragraph-properties fo:text-align="center" fo:margin-left="0in"/>
    </style:style>
    <style:style style:name="ce53" style:family="table-cell" style:parent-style-name="Default">
      <style:table-cell-properties fo:border-bottom="none" fo:background-color="#ffffd7" fo:border-left="0.74pt double-thin #000000" style:border-line-width-left="0.0071in 0.0016in 0.0071in" fo:border-right="none" fo:border-top="none"/>
    </style:style>
    <style:style style:name="ce54" style:family="table-cell" style:parent-style-name="Default">
      <style:table-cell-properties fo:border-bottom="0.06pt solid #000000" fo:background-color="#000000" fo:border-left="0.74pt double-thin #000000" style:border-line-width-left="0.0071in 0.0016in 0.0071in" fo:border-right="0.74pt dotted #000000" fo:border-top="none"/>
    </style:style>
    <style:style style:name="ce55" style:family="table-cell" style:parent-style-name="Default">
      <style:table-cell-properties fo:border-bottom="0.74pt dotted #000000" fo:background-color="#ffff00" fo:border-left="0.74pt double-thin #000000" style:border-line-width-left="0.0071in 0.0016in 0.0071in" fo:border-right="0.74pt dotted #000000" fo:border-top="0.06pt solid #000000"/>
    </style:style>
    <style:style style:name="ce56" style:family="table-cell" style:parent-style-name="Default">
      <style:table-cell-properties fo:border-bottom="0.74pt dotted #000000" fo:background-color="#ffff00" fo:border-left="0.74pt double-thin #000000" style:border-line-width-left="0.0071in 0.0016in 0.0071in" fo:border-right="0.74pt dotted #000000" fo:border-top="0.74pt dotted #000000"/>
    </style:style>
    <style:style style:name="ce57" style:family="table-cell" style:parent-style-name="Default">
      <style:table-cell-properties fo:border-bottom="0.74pt dotted #000000" fo:background-color="#000000" fo:border-left="0.74pt double-thin #000000" style:border-line-width-left="0.0071in 0.0016in 0.0071in" fo:border-right="0.74pt dotted #000000" fo:border-top="0.74pt dotted #000000"/>
    </style:style>
    <style:style style:name="ce58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ffffd7" fo:border="none"/>
    </style:style>
    <style:style style:name="ce60" style:family="table-cell" style:parent-style-name="Default">
      <style:table-cell-properties fo:border-bottom="0.06pt solid #000000" fo:background-color="#000000" fo:border-left="0.74pt dotted #000000" fo:border-right="0.74pt dotted #000000" fo:border-top="none"/>
    </style:style>
    <style:style style:name="ce61" style:family="table-cell" style:parent-style-name="Default">
      <style:table-cell-properties fo:border-bottom="0.74pt dotted #000000" fo:background-color="#ffff00" fo:border-left="0.74pt dotted #000000" fo:border-right="0.74pt dotted #000000" fo:border-top="0.06pt solid #000000"/>
    </style:style>
    <style:style style:name="ce62" style:family="table-cell" style:parent-style-name="Default">
      <style:table-cell-properties fo:background-color="#ffff00" fo:border="0.74pt dotted #000000"/>
    </style:style>
    <style:style style:name="ce63" style:family="table-cell" style:parent-style-name="Default">
      <style:table-cell-properties fo:background-color="#000000" fo:border="0.74pt dotted #000000"/>
    </style:style>
    <style:style style:name="ce64" style:family="table-cell" style:parent-style-name="Default">
      <style:table-cell-properties fo:border-bottom="none" fo:background-color="#ffffd7" style:text-align-source="fix" style:repeat-content="false" fo:border-left="none" fo:border-right="0.74pt double-thin #000000" style:border-line-width-right="0.0071in 0.0016in 0.0071in" fo:border-top="none" style:vertical-align="middle"/>
      <style:paragraph-properties fo:text-align="center" fo:margin-left="0in"/>
    </style:style>
    <style:style style:name="ce65" style:family="table-cell" style:parent-style-name="Default">
      <style:table-cell-properties fo:border-bottom="none" fo:background-color="#ffffd7" fo:border-left="none" fo:border-right="0.74pt double-thin #000000" style:border-line-width-right="0.0071in 0.0016in 0.0071in" fo:border-top="none"/>
    </style:style>
    <style:style style:name="ce66" style:family="table-cell" style:parent-style-name="Default">
      <style:table-cell-properties fo:border-bottom="0.06pt solid #000000" fo:background-color="#000000" fo:border-left="0.74pt dotted #000000" fo:border-right="0.06pt double-thin #000000" style:border-line-width-right="0.0071in 0.0016in 0.0071in" fo:border-top="none"/>
    </style:style>
    <style:style style:name="ce67" style:family="table-cell" style:parent-style-name="Default">
      <style:table-cell-properties fo:border-bottom="0.74pt dotted #000000" fo:background-color="#ffff00" fo:border-left="0.74pt dotted #000000" fo:border-right="0.06pt double-thin #000000" style:border-line-width-right="0.0071in 0.0016in 0.0071in" fo:border-top="0.06pt solid #000000"/>
    </style:style>
    <style:style style:name="ce68" style:family="table-cell" style:parent-style-name="Default">
      <style:table-cell-properties fo:border-bottom="0.74pt dotted #000000" fo:background-color="#ffff00" fo:border-left="0.74pt dotted #000000" fo:border-right="0.06pt double-thin #000000" style:border-line-width-right="0.0071in 0.0016in 0.0071in" fo:border-top="0.74pt dotted #000000"/>
    </style:style>
    <style:style style:name="ce69" style:family="table-cell" style:parent-style-name="Default">
      <style:table-cell-properties fo:border-bottom="0.74pt dotted #000000" fo:background-color="#000000" fo:border-left="0.74pt dotted #000000" fo:border-right="0.06pt double-thin #000000" style:border-line-width-right="0.0071in 0.0016in 0.0071in" fo:border-top="0.74pt dotted #000000"/>
    </style:style>
    <style:style style:name="ce70" style:family="table-cell" style:parent-style-name="Default">
      <style:table-cell-properties fo:border-bottom="0.06pt dashed #000000" fo:background-color="#fff5ce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71" style:family="table-cell" style:parent-style-name="Default">
      <style:table-cell-properties fo:background-color="#fff5ce" style:text-align-source="fix" style:repeat-content="false" fo:border="none" style:vertical-align="middle"/>
      <style:paragraph-properties fo:text-align="center" fo:margin-left="0in"/>
    </style:style>
    <style:style style:name="ce72" style:family="table-cell" style:parent-style-name="Default">
      <style:table-cell-properties fo:background-color="#fff5ce" fo:border="none"/>
    </style:style>
    <style:style style:name="ce73" style:family="table-cell" style:parent-style-name="Default">
      <style:table-cell-properties fo:border-bottom="0.74pt solid #000000" fo:background-color="#000000" fo:border-left="0.74pt double-thin #000000" style:border-line-width-left="0.0071in 0.0016in 0.0071in" fo:border-right="0.74pt dotted #000000" fo:border-top="0.74pt solid #000000"/>
    </style:style>
    <style:style style:name="ce74" style:family="table-cell" style:parent-style-name="Default">
      <style:table-cell-properties fo:border-bottom="0.74pt dotted #000000" fo:background-color="#ffbf00" fo:border-left="0.74pt double-thin #000000" style:border-line-width-left="0.0071in 0.0016in 0.0071in" fo:border-right="0.74pt dotted #000000" fo:border-top="0.74pt solid #000000"/>
    </style:style>
    <style:style style:name="ce75" style:family="table-cell" style:parent-style-name="Default">
      <style:table-cell-properties fo:border-bottom="0.74pt dotted #000000" fo:background-color="#ffbf00" fo:border-left="0.74pt double-thin #000000" style:border-line-width-left="0.0071in 0.0016in 0.0071in" fo:border-right="0.74pt dotted #000000" fo:border-top="0.74pt dotted #000000"/>
    </style:style>
    <style:style style:name="ce76" style:family="table-cell" style:parent-style-name="Default">
      <style:table-cell-properties fo:border-bottom="0.74pt solid #000000" fo:background-color="#000000" fo:border-left="0.74pt dotted #000000" fo:border-right="0.74pt dotted #000000" fo:border-top="0.74pt solid #000000"/>
    </style:style>
    <style:style style:name="ce77" style:family="table-cell" style:parent-style-name="Default">
      <style:table-cell-properties fo:border-bottom="0.74pt dotted #000000" fo:background-color="#ffbf00" fo:border-left="0.74pt dotted #000000" fo:border-right="0.74pt dotted #000000" fo:border-top="0.74pt solid #000000"/>
    </style:style>
    <style:style style:name="ce78" style:family="table-cell" style:parent-style-name="Default">
      <style:table-cell-properties fo:background-color="#ffbf00" fo:border="0.74pt dotted #000000"/>
    </style:style>
    <style:style style:name="ce79" style:family="table-cell" style:parent-style-name="Default">
      <style:table-cell-properties fo:border-bottom="0.06pt dashed #000000" fo:background-color="#fff5ce" style:text-align-source="fix" style:repeat-content="false" fo:border-left="none" fo:border-right="0.06pt dashed #000000" fo:border-top="none" style:vertical-align="middle"/>
      <style:paragraph-properties fo:text-align="center" fo:margin-left="0in"/>
    </style:style>
    <style:style style:name="ce80" style:family="table-cell" style:parent-style-name="Default">
      <style:table-cell-properties fo:border-bottom="0.74pt solid #000000" fo:background-color="#000000" fo:border-left="0.74pt dotted #000000" fo:border-right="0.74pt double-thin #000000" style:border-line-width-right="0.0071in 0.0016in 0.0071in" fo:border-top="0.74pt solid #000000"/>
    </style:style>
    <style:style style:name="ce81" style:family="table-cell" style:parent-style-name="Default">
      <style:table-cell-properties fo:border-bottom="0.74pt dotted #000000" fo:background-color="#ffbf00" fo:border-left="0.74pt dotted #000000" fo:border-right="0.74pt double-thin #000000" style:border-line-width-right="0.0071in 0.0016in 0.0071in" fo:border-top="0.74pt solid #000000"/>
    </style:style>
    <style:style style:name="ce82" style:family="table-cell" style:parent-style-name="Default">
      <style:table-cell-properties fo:border-bottom="0.74pt dotted #000000" fo:background-color="#ffbf00" fo:border-left="0.74pt dotted #000000" fo:border-right="0.74pt double-thin #000000" style:border-line-width-right="0.0071in 0.0016in 0.0071in" fo:border-top="0.74pt dotted #000000"/>
    </style:style>
    <style:style style:name="ce83" style:family="table-cell" style:parent-style-name="Default">
      <style:table-cell-properties fo:border-bottom="0.74pt dotted #000000" fo:background-color="#000000" fo:border-left="0.74pt dotted #000000" fo:border-right="0.74pt double-thin #000000" style:border-line-width-right="0.0071in 0.0016in 0.0071in" fo:border-top="0.74pt dotted #000000"/>
    </style:style>
    <style:style style:name="ce84" style:family="table-cell" style:parent-style-name="Default">
      <style:table-cell-properties fo:border-bottom="0.06pt dashed #000000" fo:background-color="#8e86ae" fo:border-left="0.74pt double-thin #000000" style:border-line-width-left="0.0071in 0.0016in 0.0071in" fo:border-right="none" fo:border-top="none"/>
    </style:style>
    <style:style style:name="ce85" style:family="table-cell" style:parent-style-name="Default">
      <style:table-cell-properties fo:border-bottom="none" fo:background-color="#8e86ae" fo:border-left="0.74pt double-thin #000000" style:border-line-width-left="0.0071in 0.0016in 0.0071in" fo:border-right="0.74pt double-thin #000000" style:border-line-width-right="0.0071in 0.0016in 0.0071in" fo:border-top="none"/>
    </style:style>
    <style:style style:name="ce86" style:family="table-cell" style:parent-style-name="Default">
      <style:table-cell-properties fo:border-bottom="none" fo:background-color="#8e86ae" fo:border-left="0.74pt double-thin #000000" style:border-line-width-left="0.0071in 0.0016in 0.0071in" fo:border-right="none" fo:border-top="none"/>
    </style:style>
    <style:style style:name="ce87" style:family="table-cell" style:parent-style-name="Default">
      <style:table-cell-properties fo:border-bottom="none" fo:background-color="#000000" fo:border-left="0.74pt dotted #000000" fo:border-right="0.74pt dotted #000000" fo:border-top="none"/>
    </style:style>
    <style:style style:name="ce88" style:family="table-cell" style:parent-style-name="Default" style:data-style-name="N0">
      <style:table-cell-properties fo:border-bottom="0.74pt dotted #000000" fo:background-color="#55308d" fo:border-left="0.74pt double-thin #000000" style:border-line-width-left="0.0071in 0.0016in 0.0071in" fo:border-right="0.74pt dotted #000000" fo:border-top="none"/>
    </style:style>
    <style:style style:name="ce89" style:family="table-cell" style:parent-style-name="Default" style:data-style-name="N0">
      <style:table-cell-properties fo:border-bottom="0.74pt dotted #000000" fo:background-color="#55308d" fo:border-left="0.74pt double-thin #000000" style:border-line-width-left="0.0071in 0.0016in 0.0071in" fo:border-right="0.74pt dotted #000000" fo:border-top="0.74pt dotted #000000"/>
    </style:style>
    <style:style style:name="ce90" style:family="table-cell" style:parent-style-name="Default">
      <style:table-cell-properties fo:border-bottom="0.06pt dashed #000000" fo:background-color="#8e86ae" fo:border-left="none" fo:border-right="none" fo:border-top="none"/>
    </style:style>
    <style:style style:name="ce91" style:family="table-cell" style:parent-style-name="Default">
      <style:table-cell-properties fo:background-color="#8e86ae" fo:border="none"/>
    </style:style>
    <style:style style:name="ce92" style:family="table-cell" style:parent-style-name="Default" style:data-style-name="N0">
      <style:table-cell-properties fo:border-bottom="0.74pt dotted #000000" fo:background-color="#55308d" fo:border-left="0.74pt dotted #000000" fo:border-right="0.74pt dotted #000000" fo:border-top="none"/>
    </style:style>
    <style:style style:name="ce93" style:family="table-cell" style:parent-style-name="Default" style:data-style-name="N0">
      <style:table-cell-properties fo:background-color="#55308d" fo:border="0.74pt dotted #000000"/>
    </style:style>
    <style:style style:name="ce94" style:family="table-cell" style:parent-style-name="Default">
      <style:table-cell-properties fo:border-bottom="none" fo:background-color="#8e86ae" fo:border-left="none" fo:border-right="0.74pt double-thin #000000" style:border-line-width-right="0.0071in 0.0016in 0.0071in" fo:border-top="none"/>
    </style:style>
    <style:style style:name="ce95" style:family="table-cell" style:parent-style-name="Default" style:data-style-name="N0">
      <style:table-cell-properties fo:border-bottom="0.74pt dotted #000000" fo:background-color="#55308d" fo:border-left="0.74pt dotted #000000" fo:border-right="0.74pt double-thin #000000" style:border-line-width-right="0.0071in 0.0016in 0.0071in" fo:border-top="none"/>
    </style:style>
    <style:style style:name="ce96" style:family="table-cell" style:parent-style-name="Default" style:data-style-name="N0">
      <style:table-cell-properties fo:border-bottom="0.74pt dotted #000000" fo:background-color="#55308d" fo:border-left="0.74pt dotted #000000" fo:border-right="0.74pt double-thin #000000" style:border-line-width-right="0.0071in 0.0016in 0.0071in" fo:border-top="0.74pt dotted #000000"/>
    </style:style>
    <style:style style:name="ce97" style:family="table-cell" style:parent-style-name="Default">
      <style:table-cell-properties fo:border-bottom="0.06pt dashed #000000" fo:background-color="#e0c2cd" fo:border-left="none" fo:border-right="none" fo:border-top="none"/>
    </style:style>
    <style:style style:name="ce98" style:family="table-cell" style:parent-style-name="Default">
      <style:table-cell-properties fo:background-color="#e0c2cd" fo:border="none"/>
    </style:style>
    <style:style style:name="ce99" style:family="table-cell" style:parent-style-name="Default">
      <style:table-cell-properties fo:border-bottom="0.74pt dotted #000000" fo:background-color="#000000" fo:border-left="0.74pt double-thin #000000" style:border-line-width-left="0.0071in 0.0016in 0.0071in" fo:border-right="0.74pt dotted #000000" fo:border-top="none"/>
    </style:style>
    <style:style style:name="ce100" style:family="table-cell" style:parent-style-name="Default" style:data-style-name="N0">
      <style:table-cell-properties fo:border-bottom="0.74pt dotted #000000" fo:background-color="#bf0041" fo:border-left="0.74pt double-thin #000000" style:border-line-width-left="0.0071in 0.0016in 0.0071in" fo:border-right="0.74pt dotted #000000" fo:border-top="0.74pt dotted #000000"/>
    </style:style>
    <style:style style:name="ce101" style:family="table-cell" style:parent-style-name="Default">
      <style:table-cell-properties fo:border-bottom="0.74pt dotted #000000" fo:background-color="#000000" fo:border-left="0.74pt dotted #000000" fo:border-right="0.74pt dotted #000000" fo:border-top="none"/>
    </style:style>
    <style:style style:name="ce102" style:family="table-cell" style:parent-style-name="Default" style:data-style-name="N0">
      <style:table-cell-properties fo:background-color="#bf0041" fo:border="0.74pt dotted #000000"/>
    </style:style>
    <style:style style:name="ce103" style:family="table-cell" style:parent-style-name="Default">
      <style:table-cell-properties fo:border-bottom="0.74pt dotted #000000" fo:background-color="#000000" fo:border-left="0.74pt dotted #000000" fo:border-right="0.74pt double-thin #000000" style:border-line-width-right="0.0071in 0.0016in 0.0071in" fo:border-top="none"/>
    </style:style>
    <style:style style:name="ce104" style:family="table-cell" style:parent-style-name="Default" style:data-style-name="N0">
      <style:table-cell-properties fo:border-bottom="0.74pt dotted #000000" fo:background-color="#bf0041" fo:border-left="0.74pt dotted #000000" fo:border-right="0.74pt double-thin #000000" style:border-line-width-right="0.0071in 0.0016in 0.0071in" fo:border-top="0.74pt dotted #000000"/>
    </style:style>
    <style:style style:name="ce105" style:family="table-cell" style:parent-style-name="Default">
      <style:table-cell-properties fo:border-bottom="0.06pt dashed #000000" fo:background-color="#ffd7d7" fo:border-left="none" fo:border-right="none" fo:border-top="none"/>
    </style:style>
    <style:style style:name="ce106" style:family="table-cell" style:parent-style-name="Default">
      <style:table-cell-properties fo:border-bottom="none" fo:background-color="#ffd7d7" fo:border-left="0.74pt double-thin #000000" style:border-line-width-left="0.0071in 0.0016in 0.0071in" fo:border-right="0.74pt double-thin #000000" style:border-line-width-right="0.0071in 0.0016in 0.0071in" fo:border-top="none"/>
    </style:style>
    <style:style style:name="ce107" style:family="table-cell" style:parent-style-name="Default">
      <style:table-cell-properties fo:border-bottom="none" fo:background-color="#ffd7d7" fo:border-left="0.74pt double-thin #000000" style:border-line-width-left="0.0071in 0.0016in 0.0071in" fo:border-right="none" fo:border-top="none"/>
    </style:style>
    <style:style style:name="ce108" style:family="table-cell" style:parent-style-name="Default" style:data-style-name="N2">
      <style:table-cell-properties fo:border-bottom="0.74pt dotted #000000" fo:background-color="#000000" fo:border-left="0.74pt dotted #000000" fo:border-right="0.74pt dotted #000000" fo:border-top="none"/>
    </style:style>
    <style:style style:name="ce109" style:family="table-cell" style:parent-style-name="Default" style:data-style-name="N2">
      <style:table-cell-properties fo:background-color="#ff3838" fo:border="0.74pt dotted #000000"/>
    </style:style>
    <style:style style:name="ce110" style:family="table-cell" style:parent-style-name="Default" style:data-style-name="N2">
      <style:table-cell-properties fo:border-bottom="none" fo:border-left="none" fo:border-right="none" fo:border-top="0.74pt double-thin #000000" style:border-line-width-top="0.0071in 0.0016in 0.0071in"/>
    </style:style>
    <style:style style:name="ce111" style:family="table-cell" style:parent-style-name="Default">
      <style:table-cell-properties fo:background-color="#ffd7d7" fo:border="none"/>
    </style:style>
    <style:style style:name="ce112" style:family="table-cell" style:parent-style-name="Default">
      <style:table-cell-properties fo:border-bottom="0.06pt dashed #000000" fo:background-color="#ffd7d7" fo:border-left="none" fo:border-right="0.74pt double-thin #000000" style:border-line-width-right="0.0071in 0.0016in 0.0071in" fo:border-top="none"/>
    </style:style>
    <style:style style:name="ce113" style:family="table-cell" style:parent-style-name="Default">
      <style:table-cell-properties fo:border-bottom="none" fo:background-color="#ffd7d7" fo:border-left="none" fo:border-right="0.74pt double-thin #000000" style:border-line-width-right="0.0071in 0.0016in 0.0071in" fo:border-top="none"/>
    </style:style>
    <style:style style:name="ce114" style:family="table-cell" style:parent-style-name="Default" style:data-style-name="N2">
      <style:table-cell-properties fo:border-bottom="0.74pt dotted #000000" fo:background-color="#000000" fo:border-left="0.74pt dotted #000000" fo:border-right="0.74pt double-thin #000000" style:border-line-width-right="0.0071in 0.0016in 0.0071in" fo:border-top="none"/>
    </style:style>
    <style:style style:name="ce115" style:family="table-cell" style:parent-style-name="Default" style:data-style-name="N2">
      <style:table-cell-properties fo:border-bottom="0.74pt dotted #000000" fo:background-color="#ff3838" fo:border-left="0.74pt dotted #000000" fo:border-right="0.74pt double-thin #000000" style:border-line-width-right="0.0071in 0.0016in 0.0071in" fo:border-top="0.74pt dotte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0"/>
        <table:table-column table:style-name="co1" table:default-cell-style-name="ce45"/>
        <table:table-column table:style-name="co2" table:default-cell-style-name="ce50"/>
        <table:table-column table:style-name="co2" table:default-cell-style-name="ce56"/>
        <table:table-column table:style-name="co2" table:default-cell-style-name="ce62"/>
        <table:table-column table:style-name="co2" table:default-cell-style-name="ce68"/>
        <table:table-column table:style-name="co2" table:default-cell-style-name="ce75"/>
        <table:table-column table:style-name="co2" table:default-cell-style-name="ce78"/>
        <table:table-column table:style-name="co2" table:default-cell-style-name="ce82"/>
        <table:table-column table:style-name="co2" table:default-cell-style-name="ce89"/>
        <table:table-column table:style-name="co2" table:default-cell-style-name="ce93"/>
        <table:table-column table:style-name="co3" table:default-cell-style-name="ce96"/>
        <table:table-column table:style-name="co2" table:default-cell-style-name="ce100"/>
        <table:table-column table:style-name="co2" table:default-cell-style-name="ce102"/>
        <table:table-column table:style-name="co3" table:default-cell-style-name="ce104"/>
        <table:table-column table:style-name="co4" table:number-columns-repeated="2" table:default-cell-style-name="ce109"/>
        <table:table-column table:style-name="co4" table:default-cell-style-name="ce115"/>
        <table:table-row table:style-name="ro1">
          <table:table-cell table:style-name="ce16" office:value-type="string" calcext:value-type="string">
            <text:p>Edit These</text:p>
          </table:table-cell>
          <table:table-cell table:style-name="ce16"/>
          <table:table-cell table:style-name="ce47"/>
          <table:table-cell table:style-name="ce51" table:number-columns-repeated="3"/>
          <table:table-cell table:style-name="ce70" table:number-columns-repeated="2"/>
          <table:table-cell table:style-name="ce79"/>
          <table:table-cell table:style-name="ce84" office:value-type="string" calcext:value-type="string">
            <text:p>Don’t touch these</text:p>
          </table:table-cell>
          <table:table-cell table:style-name="ce90" table:number-columns-repeated="2"/>
          <table:table-cell table:style-name="ce97" table:number-columns-repeated="3"/>
          <table:table-cell table:style-name="ce105" table:number-columns-repeated="2"/>
          <table:table-cell table:style-name="ce112"/>
        </table:table-row>
        <table:table-row table:style-name="ro1">
          <table:table-cell table:style-name="ce38"/>
          <table:table-cell table:style-name="ce43"/>
          <table:table-cell table:style-name="ce48"/>
          <table:table-cell table:style-name="ce52" office:value-type="string" calcext:value-type="string" table:number-columns-spanned="3" table:number-rows-spanned="1">
            <text:p>Calculated Values</text:p>
          </table:table-cell>
          <table:covered-table-cell table:style-name="ce58"/>
          <table:covered-table-cell table:style-name="ce64"/>
          <table:table-cell table:style-name="ce71" office:value-type="string" calcext:value-type="string" table:number-columns-spanned="3" table:number-rows-spanned="1">
            <text:p>Actual Values</text:p>
          </table:table-cell>
          <table:covered-table-cell table:number-columns-repeated="2" table:style-name="ce71"/>
          <table:table-cell table:style-name="ce85" office:value-type="string" calcext:value-type="string" table:number-columns-spanned="3" table:number-rows-spanned="1">
            <text:p>Calculated nums</text:p>
          </table:table-cell>
          <table:covered-table-cell table:style-name="ce91"/>
          <table:covered-table-cell table:style-name="ce94"/>
          <table:table-cell table:style-name="ce98" office:value-type="string" calcext:value-type="string" table:number-columns-spanned="3" table:number-rows-spanned="1">
            <text:p>Actual Nums</text:p>
          </table:table-cell>
          <table:covered-table-cell table:number-columns-repeated="2" table:style-name="ce98"/>
          <table:table-cell table:style-name="ce106" office:value-type="string" calcext:value-type="string" table:number-columns-spanned="3" table:number-rows-spanned="1">
            <text:p>% Error from expected</text:p>
          </table:table-cell>
          <table:covered-table-cell table:style-name="ce111"/>
          <table:covered-table-cell table:style-name="ce113"/>
        </table:table-row>
        <table:table-row table:style-name="ro1">
          <table:table-cell table:style-name="ce38" office:value-type="string" calcext:value-type="string">
            <text:p>Lower/Cutoff</text:p>
          </table:table-cell>
          <table:table-cell table:style-name="ce43" office:value-type="string" calcext:value-type="string">
            <text:p>Upper/Stage</text:p>
          </table:table-cell>
          <table:table-cell table:style-name="ce48" office:value-type="string" calcext:value-type="string">
            <text:p>C</text:p>
          </table:table-cell>
          <table:table-cell table:style-name="ce53" office:value-type="string" calcext:value-type="string">
            <text:p>R1</text:p>
          </table:table-cell>
          <table:table-cell table:style-name="ce59" office:value-type="string" calcext:value-type="string">
            <text:p>R2</text:p>
          </table:table-cell>
          <table:table-cell table:style-name="ce65" office:value-type="string" calcext:value-type="string">
            <text:p>R3</text:p>
          </table:table-cell>
          <table:table-cell table:style-name="ce72" office:value-type="string" calcext:value-type="string">
            <text:p>R1</text:p>
          </table:table-cell>
          <table:table-cell table:style-name="ce72" office:value-type="string" calcext:value-type="string">
            <text:p>R2</text:p>
          </table:table-cell>
          <table:table-cell table:style-name="ce72" office:value-type="string" calcext:value-type="string">
            <text:p>R3</text:p>
          </table:table-cell>
          <table:table-cell table:style-name="ce86" office:value-type="string" calcext:value-type="string">
            <text:p>R1</text:p>
          </table:table-cell>
          <table:table-cell table:style-name="ce91" office:value-type="string" calcext:value-type="string">
            <text:p>R2</text:p>
          </table:table-cell>
          <table:table-cell table:style-name="ce94" office:value-type="string" calcext:value-type="string">
            <text:p>R3</text:p>
          </table:table-cell>
          <table:table-cell table:style-name="ce98" office:value-type="string" calcext:value-type="string">
            <text:p>R1</text:p>
          </table:table-cell>
          <table:table-cell table:style-name="ce98" office:value-type="string" calcext:value-type="string">
            <text:p>R2</text:p>
          </table:table-cell>
          <table:table-cell table:style-name="ce98" office:value-type="string" calcext:value-type="string">
            <text:p>R3</text:p>
          </table:table-cell>
          <table:table-cell table:style-name="ce107" office:value-type="string" calcext:value-type="string">
            <text:p>R1</text:p>
          </table:table-cell>
          <table:table-cell table:style-name="ce111" office:value-type="string" calcext:value-type="string">
            <text:p>R2</text:p>
          </table:table-cell>
          <table:table-cell table:style-name="ce113" office:value-type="string" calcext:value-type="string">
            <text:p>R3</text:p>
          </table:table-cell>
        </table:table-row>
        <table:table-row table:style-name="ro1">
          <table:table-cell table:style-name="ce39" office:value-type="string" calcext:value-type="string">
            <text:p>Low Pass</text:p>
          </table:table-cell>
          <table:table-cell table:style-name="ce44"/>
          <table:table-cell table:style-name="ce49"/>
          <table:table-cell table:style-name="ce54"/>
          <table:table-cell table:style-name="ce60"/>
          <table:table-cell table:style-name="ce66"/>
          <table:table-cell table:style-name="ce73"/>
          <table:table-cell table:style-name="ce76"/>
          <table:table-cell table:style-name="ce80"/>
          <table:table-cell table:style-name="ce87" table:number-columns-repeated="3"/>
          <table:table-cell table:style-name="ce99"/>
          <table:table-cell table:style-name="ce101"/>
          <table:table-cell table:style-name="ce103"/>
          <table:table-cell table:style-name="ce108" table:number-columns-repeated="2"/>
          <table:table-cell table:style-name="ce1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table:style-name="ce55" office:value-type="string" calcext:value-type="string">
            <text:p>1k73</text:p>
          </table:table-cell>
          <table:table-cell table:style-name="ce61" office:value-type="float" office:value="365" calcext:value-type="float">
            <text:p>365</text:p>
          </table:table-cell>
          <table:table-cell table:style-name="ce67"/>
          <table:table-cell table:style-name="ce74" office:value-type="string" calcext:value-type="string">
            <text:p>1k74</text:p>
          </table:table-cell>
          <table:table-cell table:style-name="ce77" office:value-type="float" office:value="365" calcext:value-type="float">
            <text:p>365</text:p>
          </table:table-cell>
          <table:table-cell table:style-name="ce81"/>
          <table:table-cell table:style-name="ce88" table:formula="of:=IF([.D5]&gt;0;IF(ISNUMBER(SEARCH(&quot;k&quot;; [.D5])); (MID([.D5];1;SEARCH(&quot;k&quot;;[.D5])-1) * 1000) + (MID([.D5];SEARCH(&quot;k&quot;;[.D5])+1;255) * 10) ; [.D5]);&quot;&quot;)" office:value-type="float" office:value="1730" calcext:value-type="float">
            <text:p>1730</text:p>
          </table:table-cell>
          <table:table-cell table:style-name="ce92" table:formula="of:=IF([.E5]&gt;0;IF(ISNUMBER(SEARCH(&quot;k&quot;; [.E5])); (MID([.E5];1;SEARCH(&quot;k&quot;;[.E5])-1) * 1000) + (MID([.E5];SEARCH(&quot;k&quot;;[.E5])+1;255) * 10) ; [.E5]);&quot;&quot;)" office:value-type="float" office:value="365" calcext:value-type="float">
            <text:p>365</text:p>
          </table:table-cell>
          <table:table-cell table:style-name="ce95" table:formula="of:=IF([.F5]&gt;0;IF(ISNUMBER(SEARCH(&quot;k&quot;; [.F5])); (MID([.F5];1;SEARCH(&quot;k&quot;;[.F5])-1) * 1000) + (MID([.F5];SEARCH(&quot;k&quot;;[.F5])+1;255) * 10) ; [.F5]);&quot;&quot;)">
            <text:p/>
          </table:table-cell>
          <table:table-cell table:formula="of:=IF([.G5]&gt;0;IF(ISNUMBER(SEARCH(&quot;k&quot;; [.G5])); (MID([.G5];1;SEARCH(&quot;k&quot;;[.G5])-1) * 1000) + (MID([.G5];SEARCH(&quot;k&quot;;[.G5])+1;255) * 10) ; [.G5]);&quot;&quot;)" office:value-type="float" office:value="1740" calcext:value-type="float">
            <text:p>1740</text:p>
          </table:table-cell>
          <table:table-cell table:formula="of:=IF([.H5]&gt;0;IF(ISNUMBER(SEARCH(&quot;k&quot;; [.H5])); (MID([.H5];1;SEARCH(&quot;k&quot;;[.H5])-1) * 1000) + (MID([.H5];SEARCH(&quot;k&quot;;[.H5])+1;255) * 10) ; [.H5]);&quot;&quot;)" office:value-type="float" office:value="365" calcext:value-type="float">
            <text:p>365</text:p>
          </table:table-cell>
          <table:table-cell table:formula="of:=IF([.I5]&gt;0;IF(ISNUMBER(SEARCH(&quot;k&quot;; [.I5])); (MID([.I5];1;SEARCH(&quot;k&quot;;[.I5])-1) * 1000) + (MID([.I5];SEARCH(&quot;k&quot;;[.I5])+1;255) * 10) ; [.I5]);&quot;&quot;)">
            <text:p/>
          </table:table-cell>
          <table:table-cell table:formula="of:=IF(AND(ISNUMBER([.J5]);[.J5]&gt;0);([.J5]-[.M5])/[.J5]*100;&quot;&quot;)" office:value-type="float" office:value="-0.578034682080925" calcext:value-type="float">
            <text:p>-0.58</text:p>
          </table:table-cell>
          <table:table-cell table:formula="of:=IF(AND(ISNUMBER([.K5]);[.K5]&gt;0);([.K5]-[.N5])/[.K5]*100;&quot;&quot;)" office:value-type="float" office:value="0" calcext:value-type="float">
            <text:p>0.00</text:p>
          </table:table-cell>
          <table:table-cell table:formula="of:=IF(AND(ISNUMBER([.L5]);[.L5]&gt;0);([.L5]-[.O5])/[.L5]*100;&quot;&quot;)">
            <text:p/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1k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1k13</text:p>
          </table:table-cell>
          <table:table-cell office:value-type="float" office:value="562" calcext:value-type="float">
            <text:p>562</text:p>
          </table:table-cell>
          <table:table-cell/>
          <table:table-cell table:formula="of:=IF([.D6]&gt;0;IF(ISNUMBER(SEARCH(&quot;k&quot;; [.D6])); (MID([.D6];1;SEARCH(&quot;k&quot;;[.D6])-1) * 1000) + (MID([.D6];SEARCH(&quot;k&quot;;[.D6])+1;255) * 10) ; [.D6]);&quot;&quot;)" office:value-type="float" office:value="1130" calcext:value-type="float">
            <text:p>1130</text:p>
          </table:table-cell>
          <table:table-cell table:formula="of:=IF([.E6]&gt;0;IF(ISNUMBER(SEARCH(&quot;k&quot;; [.E6])); (MID([.E6];1;SEARCH(&quot;k&quot;;[.E6])-1) * 1000) + (MID([.E6];SEARCH(&quot;k&quot;;[.E6])+1;255) * 10) ; [.E6]);&quot;&quot;)" office:value-type="float" office:value="563" calcext:value-type="float">
            <text:p>563</text:p>
          </table:table-cell>
          <table:table-cell table:formula="of:=IF([.F6]&gt;0;IF(ISNUMBER(SEARCH(&quot;k&quot;; [.F6])); (MID([.F6];1;SEARCH(&quot;k&quot;;[.F6])-1) * 1000) + (MID([.F6];SEARCH(&quot;k&quot;;[.F6])+1;255) * 10) ; [.F6]);&quot;&quot;)">
            <text:p/>
          </table:table-cell>
          <table:table-cell table:formula="of:=IF([.G6]&gt;0;IF(ISNUMBER(SEARCH(&quot;k&quot;; [.G6])); (MID([.G6];1;SEARCH(&quot;k&quot;;[.G6])-1) * 1000) + (MID([.G6];SEARCH(&quot;k&quot;;[.G6])+1;255) * 10) ; [.G6]);&quot;&quot;)" office:value-type="float" office:value="1130" calcext:value-type="float">
            <text:p>1130</text:p>
          </table:table-cell>
          <table:table-cell table:formula="of:=IF([.H6]&gt;0;IF(ISNUMBER(SEARCH(&quot;k&quot;; [.H6])); (MID([.H6];1;SEARCH(&quot;k&quot;;[.H6])-1) * 1000) + (MID([.H6];SEARCH(&quot;k&quot;;[.H6])+1;255) * 10) ; [.H6]);&quot;&quot;)" office:value-type="float" office:value="562" calcext:value-type="float">
            <text:p>562</text:p>
          </table:table-cell>
          <table:table-cell table:formula="of:=IF([.I6]&gt;0;IF(ISNUMBER(SEARCH(&quot;k&quot;; [.I6])); (MID([.I6];1;SEARCH(&quot;k&quot;;[.I6])-1) * 1000) + (MID([.I6];SEARCH(&quot;k&quot;;[.I6])+1;255) * 10) ; [.I6]);&quot;&quot;)">
            <text:p/>
          </table:table-cell>
          <table:table-cell table:formula="of:=IF(AND(ISNUMBER([.J6]);[.J6]&gt;0);([.J6]-[.M6])/[.J6]*100;&quot;&quot;)" office:value-type="float" office:value="0" calcext:value-type="float">
            <text:p>0.00</text:p>
          </table:table-cell>
          <table:table-cell table:formula="of:=IF(AND(ISNUMBER([.K6]);[.K6]&gt;0);([.K6]-[.N6])/[.K6]*100;&quot;&quot;)" office:value-type="float" office:value="0.177619893428064" calcext:value-type="float">
            <text:p>0.18</text:p>
          </table:table-cell>
          <table:table-cell table:formula="of:=IF(AND(ISNUMBER([.L6]);[.L6]&gt;0);([.L6]-[.O6])/[.L6]*100;&quot;&quot;)">
            <text:p/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1k03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1k02</text:p>
          </table:table-cell>
          <table:table-cell office:value-type="float" office:value="619" calcext:value-type="float">
            <text:p>619</text:p>
          </table:table-cell>
          <table:table-cell/>
          <table:table-cell table:formula="of:=IF([.D7]&gt;0;IF(ISNUMBER(SEARCH(&quot;k&quot;; [.D7])); (MID([.D7];1;SEARCH(&quot;k&quot;;[.D7])-1) * 1000) + (MID([.D7];SEARCH(&quot;k&quot;;[.D7])+1;255) * 10) ; [.D7]);&quot;&quot;)" office:value-type="float" office:value="1030" calcext:value-type="float">
            <text:p>1030</text:p>
          </table:table-cell>
          <table:table-cell table:formula="of:=IF([.E7]&gt;0;IF(ISNUMBER(SEARCH(&quot;k&quot;; [.E7])); (MID([.E7];1;SEARCH(&quot;k&quot;;[.E7])-1) * 1000) + (MID([.E7];SEARCH(&quot;k&quot;;[.E7])+1;255) * 10) ; [.E7]);&quot;&quot;)" office:value-type="float" office:value="616" calcext:value-type="float">
            <text:p>616</text:p>
          </table:table-cell>
          <table:table-cell table:formula="of:=IF([.F7]&gt;0;IF(ISNUMBER(SEARCH(&quot;k&quot;; [.F7])); (MID([.F7];1;SEARCH(&quot;k&quot;;[.F7])-1) * 1000) + (MID([.F7];SEARCH(&quot;k&quot;;[.F7])+1;255) * 10) ; [.F7]);&quot;&quot;)">
            <text:p/>
          </table:table-cell>
          <table:table-cell table:formula="of:=IF([.G7]&gt;0;IF(ISNUMBER(SEARCH(&quot;k&quot;; [.G7])); (MID([.G7];1;SEARCH(&quot;k&quot;;[.G7])-1) * 1000) + (MID([.G7];SEARCH(&quot;k&quot;;[.G7])+1;255) * 10) ; [.G7]);&quot;&quot;)" office:value-type="float" office:value="1020" calcext:value-type="float">
            <text:p>1020</text:p>
          </table:table-cell>
          <table:table-cell table:formula="of:=IF([.H7]&gt;0;IF(ISNUMBER(SEARCH(&quot;k&quot;; [.H7])); (MID([.H7];1;SEARCH(&quot;k&quot;;[.H7])-1) * 1000) + (MID([.H7];SEARCH(&quot;k&quot;;[.H7])+1;255) * 10) ; [.H7]);&quot;&quot;)" office:value-type="float" office:value="619" calcext:value-type="float">
            <text:p>619</text:p>
          </table:table-cell>
          <table:table-cell table:formula="of:=IF([.I7]&gt;0;IF(ISNUMBER(SEARCH(&quot;k&quot;; [.I7])); (MID([.I7];1;SEARCH(&quot;k&quot;;[.I7])-1) * 1000) + (MID([.I7];SEARCH(&quot;k&quot;;[.I7])+1;255) * 10) ; [.I7]);&quot;&quot;)">
            <text:p/>
          </table:table-cell>
          <table:table-cell table:formula="of:=IF(AND(ISNUMBER([.J7]);[.J7]&gt;0);([.J7]-[.M7])/[.J7]*100;&quot;&quot;)" office:value-type="float" office:value="0.970873786407767" calcext:value-type="float">
            <text:p>0.97</text:p>
          </table:table-cell>
          <table:table-cell table:formula="of:=IF(AND(ISNUMBER([.K7]);[.K7]&gt;0);([.K7]-[.N7])/[.K7]*100;&quot;&quot;)" office:value-type="float" office:value="-0.487012987012987" calcext:value-type="float">
            <text:p>-0.49</text:p>
          </table:table-cell>
          <table:table-cell table:formula="of:=IF(AND(ISNUMBER([.L7]);[.L7]&gt;0);([.L7]-[.O7])/[.L7]*100;&quot;&quot;)">
            <text:p/>
          </table:table-cell>
        </table:table-row>
        <table:table-row table:style-name="ro1">
          <table:table-cell table:style-name="ce39" office:value-type="string" calcext:value-type="string">
            <text:p>Band Pass</text:p>
          </table:table-cell>
          <table:table-cell table:style-name="ce44"/>
          <table:table-cell table:style-name="ce4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83"/>
          <table:table-cell table:style-name="ce57"/>
          <table:table-cell table:style-name="ce63"/>
          <table:table-cell table:style-name="ce83"/>
          <table:table-cell table:style-name="ce57"/>
          <table:table-cell table:style-name="ce63"/>
          <table:table-cell table:style-name="ce83"/>
          <table:table-cell table:style-name="ce63" table:number-columns-repeated="2"/>
          <table:table-cell table:style-name="ce8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u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1k53</text:p>
          </table:table-cell>
          <table:table-cell office:value-type="float" office:value="72.6" calcext:value-type="float">
            <text:p>72.6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1k54</text:p>
          </table:table-cell>
          <table:table-cell office:value-type="float" office:value="73.2" calcext:value-type="float">
            <text:p>73.2</text:p>
          </table:table-cell>
          <table:table-cell table:formula="of:=IF([.D9]&gt;0;IF(ISNUMBER(SEARCH(&quot;k&quot;; [.D9])); (MID([.D9];1;SEARCH(&quot;k&quot;;[.D9])-1) * 1000) + (MID([.D9];SEARCH(&quot;k&quot;;[.D9])+1;255) * 10) ; [.D9]);&quot;&quot;)" office:value-type="float" office:value="764" calcext:value-type="float">
            <text:p>764</text:p>
          </table:table-cell>
          <table:table-cell table:formula="of:=IF([.E9]&gt;0;IF(ISNUMBER(SEARCH(&quot;k&quot;; [.E9])); (MID([.E9];1;SEARCH(&quot;k&quot;;[.E9])-1) * 1000) + (MID([.E9];SEARCH(&quot;k&quot;;[.E9])+1;255) * 10) ; [.E9]);&quot;&quot;)" office:value-type="float" office:value="1530" calcext:value-type="float">
            <text:p>1530</text:p>
          </table:table-cell>
          <table:table-cell table:formula="of:=IF([.F9]&gt;0;IF(ISNUMBER(SEARCH(&quot;k&quot;; [.F9])); (MID([.F9];1;SEARCH(&quot;k&quot;;[.F9])-1) * 1000) + (MID([.F9];SEARCH(&quot;k&quot;;[.F9])+1;255) * 10) ; [.F9]);&quot;&quot;)" office:value-type="float" office:value="72.6" calcext:value-type="float">
            <text:p>72.6</text:p>
          </table:table-cell>
          <table:table-cell table:formula="of:=IF([.G9]&gt;0;IF(ISNUMBER(SEARCH(&quot;k&quot;; [.G9])); (MID([.G9];1;SEARCH(&quot;k&quot;;[.G9])-1) * 1000) + (MID([.G9];SEARCH(&quot;k&quot;;[.G9])+1;255) * 10) ; [.G9]);&quot;&quot;)" office:value-type="float" office:value="768" calcext:value-type="float">
            <text:p>768</text:p>
          </table:table-cell>
          <table:table-cell table:formula="of:=IF([.H9]&gt;0;IF(ISNUMBER(SEARCH(&quot;k&quot;; [.H9])); (MID([.H9];1;SEARCH(&quot;k&quot;;[.H9])-1) * 1000) + (MID([.H9];SEARCH(&quot;k&quot;;[.H9])+1;255) * 10) ; [.H9]);&quot;&quot;)" office:value-type="float" office:value="1540" calcext:value-type="float">
            <text:p>1540</text:p>
          </table:table-cell>
          <table:table-cell table:formula="of:=IF([.I9]&gt;0;IF(ISNUMBER(SEARCH(&quot;k&quot;; [.I9])); (MID([.I9];1;SEARCH(&quot;k&quot;;[.I9])-1) * 1000) + (MID([.I9];SEARCH(&quot;k&quot;;[.I9])+1;255) * 10) ; [.I9]);&quot;&quot;)" office:value-type="float" office:value="73.2" calcext:value-type="float">
            <text:p>73.2</text:p>
          </table:table-cell>
          <table:table-cell table:formula="of:=IF(AND(ISNUMBER([.J9]);[.J9]&gt;0);([.J9]-[.M9])/[.J9]*100;&quot;&quot;)" office:value-type="float" office:value="-0.523560209424084" calcext:value-type="float">
            <text:p>-0.52</text:p>
          </table:table-cell>
          <table:table-cell table:formula="of:=IF(AND(ISNUMBER([.K9]);[.K9]&gt;0);([.K9]-[.N9])/[.K9]*100;&quot;&quot;)" office:value-type="float" office:value="-0.65359477124183" calcext:value-type="float">
            <text:p>-0.65</text:p>
          </table:table-cell>
          <table:table-cell table:formula="of:=IF(AND(ISNUMBER([.L9]);[.L9]&gt;0);([.L9]-[.O9])/[.L9]*100;&quot;&quot;)" office:value-type="float" office:value="-0.826446280991747" calcext:value-type="float">
            <text:p>-0.8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1k83</text:p>
          </table:table-cell>
          <table:table-cell office:value-type="string" calcext:value-type="string">
            <text:p>3k67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1k82</text:p>
          </table:table-cell>
          <table:table-cell office:value-type="string" calcext:value-type="string">
            <text:p>3k65</text:p>
          </table:table-cell>
          <table:table-cell office:value-type="float" office:value="576" calcext:value-type="float">
            <text:p>576</text:p>
          </table:table-cell>
          <table:table-cell table:formula="of:=IF([.D10]&gt;0;IF(ISNUMBER(SEARCH(&quot;k&quot;; [.D10])); (MID([.D10];1;SEARCH(&quot;k&quot;;[.D10])-1) * 1000) + (MID([.D10];SEARCH(&quot;k&quot;;[.D10])+1;255) * 10) ; [.D10]);&quot;&quot;)" office:value-type="float" office:value="1830" calcext:value-type="float">
            <text:p>1830</text:p>
          </table:table-cell>
          <table:table-cell table:formula="of:=IF([.E10]&gt;0;IF(ISNUMBER(SEARCH(&quot;k&quot;; [.E10])); (MID([.E10];1;SEARCH(&quot;k&quot;;[.E10])-1) * 1000) + (MID([.E10];SEARCH(&quot;k&quot;;[.E10])+1;255) * 10) ; [.E10]);&quot;&quot;)" office:value-type="float" office:value="3670" calcext:value-type="float">
            <text:p>3670</text:p>
          </table:table-cell>
          <table:table-cell table:formula="of:=IF([.F10]&gt;0;IF(ISNUMBER(SEARCH(&quot;k&quot;; [.F10])); (MID([.F10];1;SEARCH(&quot;k&quot;;[.F10])-1) * 1000) + (MID([.F10];SEARCH(&quot;k&quot;;[.F10])+1;255) * 10) ; [.F10]);&quot;&quot;)" office:value-type="float" office:value="583" calcext:value-type="float">
            <text:p>583</text:p>
          </table:table-cell>
          <table:table-cell table:formula="of:=IF([.G10]&gt;0;IF(ISNUMBER(SEARCH(&quot;k&quot;; [.G10])); (MID([.G10];1;SEARCH(&quot;k&quot;;[.G10])-1) * 1000) + (MID([.G10];SEARCH(&quot;k&quot;;[.G10])+1;255) * 10) ; [.G10]);&quot;&quot;)" office:value-type="float" office:value="1820" calcext:value-type="float">
            <text:p>1820</text:p>
          </table:table-cell>
          <table:table-cell table:formula="of:=IF([.H10]&gt;0;IF(ISNUMBER(SEARCH(&quot;k&quot;; [.H10])); (MID([.H10];1;SEARCH(&quot;k&quot;;[.H10])-1) * 1000) + (MID([.H10];SEARCH(&quot;k&quot;;[.H10])+1;255) * 10) ; [.H10]);&quot;&quot;)" office:value-type="float" office:value="3650" calcext:value-type="float">
            <text:p>3650</text:p>
          </table:table-cell>
          <table:table-cell table:formula="of:=IF([.I10]&gt;0;IF(ISNUMBER(SEARCH(&quot;k&quot;; [.I10])); (MID([.I10];1;SEARCH(&quot;k&quot;;[.I10])-1) * 1000) + (MID([.I10];SEARCH(&quot;k&quot;;[.I10])+1;255) * 10) ; [.I10]);&quot;&quot;)" office:value-type="float" office:value="576" calcext:value-type="float">
            <text:p>576</text:p>
          </table:table-cell>
          <table:table-cell table:formula="of:=IF(AND(ISNUMBER([.J10]);[.J10]&gt;0);([.J10]-[.M10])/[.J10]*100;&quot;&quot;)" office:value-type="float" office:value="0.546448087431694" calcext:value-type="float">
            <text:p>0.55</text:p>
          </table:table-cell>
          <table:table-cell table:formula="of:=IF(AND(ISNUMBER([.K10]);[.K10]&gt;0);([.K10]-[.N10])/[.K10]*100;&quot;&quot;)" office:value-type="float" office:value="0.544959128065395" calcext:value-type="float">
            <text:p>0.54</text:p>
          </table:table-cell>
          <table:table-cell table:formula="of:=IF(AND(ISNUMBER([.L10]);[.L10]&gt;0);([.L10]-[.O10])/[.L10]*100;&quot;&quot;)" office:value-type="float" office:value="1.20068610634648" calcext:value-type="float">
            <text:p>1.2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100n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1k87</text:p>
          </table:table-cell>
          <table:table-cell office:value-type="float" office:value="138" calcext:value-type="float">
            <text:p>138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1k87</text:p>
          </table:table-cell>
          <table:table-cell office:value-type="float" office:value="137" calcext:value-type="float">
            <text:p>137</text:p>
          </table:table-cell>
          <table:table-cell table:formula="of:=IF([.D11]&gt;0;IF(ISNUMBER(SEARCH(&quot;k&quot;; [.D11])); (MID([.D11];1;SEARCH(&quot;k&quot;;[.D11])-1) * 1000) + (MID([.D11];SEARCH(&quot;k&quot;;[.D11])+1;255) * 10) ; [.D11]);&quot;&quot;)" office:value-type="float" office:value="936" calcext:value-type="float">
            <text:p>936</text:p>
          </table:table-cell>
          <table:table-cell table:formula="of:=IF([.E11]&gt;0;IF(ISNUMBER(SEARCH(&quot;k&quot;; [.E11])); (MID([.E11];1;SEARCH(&quot;k&quot;;[.E11])-1) * 1000) + (MID([.E11];SEARCH(&quot;k&quot;;[.E11])+1;255) * 10) ; [.E11]);&quot;&quot;)" office:value-type="float" office:value="1870" calcext:value-type="float">
            <text:p>1870</text:p>
          </table:table-cell>
          <table:table-cell table:formula="of:=IF([.F11]&gt;0;IF(ISNUMBER(SEARCH(&quot;k&quot;; [.F11])); (MID([.F11];1;SEARCH(&quot;k&quot;;[.F11])-1) * 1000) + (MID([.F11];SEARCH(&quot;k&quot;;[.F11])+1;255) * 10) ; [.F11]);&quot;&quot;)" office:value-type="float" office:value="138" calcext:value-type="float">
            <text:p>138</text:p>
          </table:table-cell>
          <table:table-cell table:formula="of:=IF([.G11]&gt;0;IF(ISNUMBER(SEARCH(&quot;k&quot;; [.G11])); (MID([.G11];1;SEARCH(&quot;k&quot;;[.G11])-1) * 1000) + (MID([.G11];SEARCH(&quot;k&quot;;[.G11])+1;255) * 10) ; [.G11]);&quot;&quot;)" office:value-type="float" office:value="931" calcext:value-type="float">
            <text:p>931</text:p>
          </table:table-cell>
          <table:table-cell table:formula="of:=IF([.H11]&gt;0;IF(ISNUMBER(SEARCH(&quot;k&quot;; [.H11])); (MID([.H11];1;SEARCH(&quot;k&quot;;[.H11])-1) * 1000) + (MID([.H11];SEARCH(&quot;k&quot;;[.H11])+1;255) * 10) ; [.H11]);&quot;&quot;)" office:value-type="float" office:value="1870" calcext:value-type="float">
            <text:p>1870</text:p>
          </table:table-cell>
          <table:table-cell table:formula="of:=IF([.I11]&gt;0;IF(ISNUMBER(SEARCH(&quot;k&quot;; [.I11])); (MID([.I11];1;SEARCH(&quot;k&quot;;[.I11])-1) * 1000) + (MID([.I11];SEARCH(&quot;k&quot;;[.I11])+1;255) * 10) ; [.I11]);&quot;&quot;)" office:value-type="float" office:value="137" calcext:value-type="float">
            <text:p>137</text:p>
          </table:table-cell>
          <table:table-cell table:formula="of:=IF(AND(ISNUMBER([.J11]);[.J11]&gt;0);([.J11]-[.M11])/[.J11]*100;&quot;&quot;)" office:value-type="float" office:value="0.534188034188034" calcext:value-type="float">
            <text:p>0.53</text:p>
          </table:table-cell>
          <table:table-cell table:formula="of:=IF(AND(ISNUMBER([.K11]);[.K11]&gt;0);([.K11]-[.N11])/[.K11]*100;&quot;&quot;)" office:value-type="float" office:value="0" calcext:value-type="float">
            <text:p>0.00</text:p>
          </table:table-cell>
          <table:table-cell table:formula="of:=IF(AND(ISNUMBER([.L11]);[.L11]&gt;0);([.L11]-[.O11])/[.L11]*100;&quot;&quot;)" office:value-type="float" office:value="0.72463768115942" calcext:value-type="float">
            <text:p>0.72</text:p>
          </table:table-cell>
        </table:table-row>
        <table:table-row table:style-name="ro1">
          <table:table-cell table:style-name="ce39" office:value-type="string" calcext:value-type="string">
            <text:p>High Pass</text:p>
          </table:table-cell>
          <table:table-cell table:style-name="ce44"/>
          <table:table-cell table:style-name="ce4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83"/>
          <table:table-cell table:style-name="ce57"/>
          <table:table-cell table:style-name="ce63"/>
          <table:table-cell table:style-name="ce83"/>
          <table:table-cell table:style-name="ce57"/>
          <table:table-cell table:style-name="ce63"/>
          <table:table-cell table:style-name="ce83"/>
          <table:table-cell table:style-name="ce63" table:number-columns-repeated="2"/>
          <table:table-cell table:style-name="ce8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D13]&gt;0;IF(ISNUMBER(SEARCH(&quot;k&quot;; [.D13])); (MID([.D13];1;SEARCH(&quot;k&quot;;[.D13])-1) * 1000) + (MID([.D13];SEARCH(&quot;k&quot;;[.D13])+1;255) * 10) ; [.D13]);&quot;&quot;)">
            <text:p/>
          </table:table-cell>
          <table:table-cell table:formula="of:=IF([.E13]&gt;0;IF(ISNUMBER(SEARCH(&quot;k&quot;; [.E13])); (MID([.E13];1;SEARCH(&quot;k&quot;;[.E13])-1) * 1000) + (MID([.E13];SEARCH(&quot;k&quot;;[.E13])+1;255) * 10) ; [.E13]);&quot;&quot;)">
            <text:p/>
          </table:table-cell>
          <table:table-cell table:formula="of:=IF([.F13]&gt;0;IF(ISNUMBER(SEARCH(&quot;k&quot;; [.F13])); (MID([.F13];1;SEARCH(&quot;k&quot;;[.F13])-1) * 1000) + (MID([.F13];SEARCH(&quot;k&quot;;[.F13])+1;255) * 10) ; [.F13]);&quot;&quot;)">
            <text:p/>
          </table:table-cell>
          <table:table-cell table:formula="of:=IF([.G13]&gt;0;IF(ISNUMBER(SEARCH(&quot;k&quot;; [.G13])); (MID([.G13];1;SEARCH(&quot;k&quot;;[.G13])-1) * 1000) + (MID([.G13];SEARCH(&quot;k&quot;;[.G13])+1;255) * 10) ; [.G13]);&quot;&quot;)">
            <text:p/>
          </table:table-cell>
          <table:table-cell table:formula="of:=IF([.H13]&gt;0;IF(ISNUMBER(SEARCH(&quot;k&quot;; [.H13])); (MID([.H13];1;SEARCH(&quot;k&quot;;[.H13])-1) * 1000) + (MID([.H13];SEARCH(&quot;k&quot;;[.H13])+1;255) * 10) ; [.H13]);&quot;&quot;)">
            <text:p/>
          </table:table-cell>
          <table:table-cell table:formula="of:=IF([.I13]&gt;0;IF(ISNUMBER(SEARCH(&quot;k&quot;; [.I13])); (MID([.I13];1;SEARCH(&quot;k&quot;;[.I13])-1) * 1000) + (MID([.I13];SEARCH(&quot;k&quot;;[.I13])+1;255) * 10) ; [.I13]);&quot;&quot;)">
            <text:p/>
          </table:table-cell>
          <table:table-cell table:formula="of:=IF(AND(ISNUMBER([.J13]);[.J13]&gt;0);([.J13]-[.M13])/[.J13]*100;&quot;&quot;)">
            <text:p/>
          </table:table-cell>
          <table:table-cell table:formula="of:=IF(AND(ISNUMBER([.K13]);[.K13]&gt;0);([.K13]-[.N13])/[.K13]*100;&quot;&quot;)">
            <text:p/>
          </table:table-cell>
          <table:table-cell table:formula="of:=IF(AND(ISNUMBER([.L13]);[.L13]&gt;0);([.L13]-[.O13])/[.L13]*100;&quot;&quot;)">
            <text:p/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formula="of:=IF([.D14]&gt;0;IF(ISNUMBER(SEARCH(&quot;k&quot;; [.D14])); (MID([.D14];1;SEARCH(&quot;k&quot;;[.D14])-1) * 1000) + (MID([.D14];SEARCH(&quot;k&quot;;[.D14])+1;255) * 10) ; [.D14]);&quot;&quot;)">
            <text:p/>
          </table:table-cell>
          <table:table-cell table:formula="of:=IF([.E14]&gt;0;IF(ISNUMBER(SEARCH(&quot;k&quot;; [.E14])); (MID([.E14];1;SEARCH(&quot;k&quot;;[.E14])-1) * 1000) + (MID([.E14];SEARCH(&quot;k&quot;;[.E14])+1;255) * 10) ; [.E14]);&quot;&quot;)">
            <text:p/>
          </table:table-cell>
          <table:table-cell table:formula="of:=IF([.F14]&gt;0;IF(ISNUMBER(SEARCH(&quot;k&quot;; [.F14])); (MID([.F14];1;SEARCH(&quot;k&quot;;[.F14])-1) * 1000) + (MID([.F14];SEARCH(&quot;k&quot;;[.F14])+1;255) * 10) ; [.F14]);&quot;&quot;)">
            <text:p/>
          </table:table-cell>
          <table:table-cell table:formula="of:=IF([.G14]&gt;0;IF(ISNUMBER(SEARCH(&quot;k&quot;; [.G14])); (MID([.G14];1;SEARCH(&quot;k&quot;;[.G14])-1) * 1000) + (MID([.G14];SEARCH(&quot;k&quot;;[.G14])+1;255) * 10) ; [.G14]);&quot;&quot;)">
            <text:p/>
          </table:table-cell>
          <table:table-cell table:formula="of:=IF([.H14]&gt;0;IF(ISNUMBER(SEARCH(&quot;k&quot;; [.H14])); (MID([.H14];1;SEARCH(&quot;k&quot;;[.H14])-1) * 1000) + (MID([.H14];SEARCH(&quot;k&quot;;[.H14])+1;255) * 10) ; [.H14]);&quot;&quot;)">
            <text:p/>
          </table:table-cell>
          <table:table-cell table:formula="of:=IF([.I14]&gt;0;IF(ISNUMBER(SEARCH(&quot;k&quot;; [.I14])); (MID([.I14];1;SEARCH(&quot;k&quot;;[.I14])-1) * 1000) + (MID([.I14];SEARCH(&quot;k&quot;;[.I14])+1;255) * 10) ; [.I14]);&quot;&quot;)">
            <text:p/>
          </table:table-cell>
          <table:table-cell table:formula="of:=IF(AND(ISNUMBER([.J14]);[.J14]&gt;0);([.J14]-[.M14])/[.J14]*100;&quot;&quot;)">
            <text:p/>
          </table:table-cell>
          <table:table-cell table:formula="of:=IF(AND(ISNUMBER([.K14]);[.K14]&gt;0);([.K14]-[.N14])/[.K14]*100;&quot;&quot;)">
            <text:p/>
          </table:table-cell>
          <table:table-cell table:formula="of:=IF(AND(ISNUMBER([.L14]);[.L14]&gt;0);([.L14]-[.O14])/[.L14]*100;&quot;&quot;)">
            <text:p/>
          </table:table-cell>
        </table:table-row>
        <table:table-row table:style-name="ro1">
          <table:table-cell table:style-name="ce41"/>
          <table:table-cell table:style-name="ce46" office:value-type="float" office:value="3" calcext:value-type="float">
            <text:p>3</text:p>
          </table:table-cell>
          <table:table-cell table:number-columns-repeated="7"/>
          <table:table-cell table:formula="of:=IF([.D15]&gt;0;IF(ISNUMBER(SEARCH(&quot;k&quot;; [.D15])); (MID([.D15];1;SEARCH(&quot;k&quot;;[.D15])-1) * 1000) + (MID([.D15];SEARCH(&quot;k&quot;;[.D15])+1;255) * 10) ; [.D15]);&quot;&quot;)">
            <text:p/>
          </table:table-cell>
          <table:table-cell table:formula="of:=IF([.E15]&gt;0;IF(ISNUMBER(SEARCH(&quot;k&quot;; [.E15])); (MID([.E15];1;SEARCH(&quot;k&quot;;[.E15])-1) * 1000) + (MID([.E15];SEARCH(&quot;k&quot;;[.E15])+1;255) * 10) ; [.E15]);&quot;&quot;)">
            <text:p/>
          </table:table-cell>
          <table:table-cell table:formula="of:=IF([.F15]&gt;0;IF(ISNUMBER(SEARCH(&quot;k&quot;; [.F15])); (MID([.F15];1;SEARCH(&quot;k&quot;;[.F15])-1) * 1000) + (MID([.F15];SEARCH(&quot;k&quot;;[.F15])+1;255) * 10) ; [.F15]);&quot;&quot;)">
            <text:p/>
          </table:table-cell>
          <table:table-cell table:formula="of:=IF([.G15]&gt;0;IF(ISNUMBER(SEARCH(&quot;k&quot;; [.G15])); (MID([.G15];1;SEARCH(&quot;k&quot;;[.G15])-1) * 1000) + (MID([.G15];SEARCH(&quot;k&quot;;[.G15])+1;255) * 10) ; [.G15]);&quot;&quot;)">
            <text:p/>
          </table:table-cell>
          <table:table-cell table:formula="of:=IF([.H15]&gt;0;IF(ISNUMBER(SEARCH(&quot;k&quot;; [.H15])); (MID([.H15];1;SEARCH(&quot;k&quot;;[.H15])-1) * 1000) + (MID([.H15];SEARCH(&quot;k&quot;;[.H15])+1;255) * 10) ; [.H15]);&quot;&quot;)">
            <text:p/>
          </table:table-cell>
          <table:table-cell table:formula="of:=IF([.I15]&gt;0;IF(ISNUMBER(SEARCH(&quot;k&quot;; [.I15])); (MID([.I15];1;SEARCH(&quot;k&quot;;[.I15])-1) * 1000) + (MID([.I15];SEARCH(&quot;k&quot;;[.I15])+1;255) * 10) ; [.I15]);&quot;&quot;)">
            <text:p/>
          </table:table-cell>
          <table:table-cell table:formula="of:=IF(AND(ISNUMBER([.J15]);[.J15]&gt;0);([.J15]-[.M15])/[.J15]*100;&quot;&quot;)">
            <text:p/>
          </table:table-cell>
          <table:table-cell table:formula="of:=IF(AND(ISNUMBER([.K15]);[.K15]&gt;0);([.K15]-[.N15])/[.K15]*100;&quot;&quot;)">
            <text:p/>
          </table:table-cell>
          <table:table-cell table:formula="of:=IF(AND(ISNUMBER([.L15]);[.L15]&gt;0);([.L15]-[.O15])/[.L15]*100;&quot;&quot;)">
            <text:p/>
          </table:table-cell>
        </table:table-row>
        <table:table-row table:style-name="ro1">
          <table:table-cell table:style-name="ce42" table:number-columns-repeated="15"/>
          <table:table-cell table:style-name="ce11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8:26:20.1494517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1T14:28:55.191134348</meta:creation-date>
    <dc:date>2022-05-01T18:39:33.064083329</dc:date>
    <meta:editing-duration>PT13M55S</meta:editing-duration>
    <meta:editing-cycles>4</meta:editing-cycles>
    <meta:generator>LibreOffice/7.3.2.2$Linux_X86_64 LibreOffice_project/30$Build-2</meta:generator>
    <meta:document-statistic meta:table-count="1" meta:cell-count="159" meta:object-count="0"/>
  </office:meta>
</office:document-meta>
</file>